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DC00000450C2FCB9C05040222E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2.224cm, 0cm)" draw:image-opacity="50%" style:mirror="none"/>
    </style:style>
    <style:style style:name="gr2" style:family="graphic" style:parent-style-name="standard">
      <style:graphic-properties draw:fill-color="#b2b2b2" draw:opacity="0%" draw:textarea-horizontal-align="justify" draw:textarea-vertical-align="middle" draw:auto-grow-height="false" fo:min-height="10.784cm" fo:min-width="23.581cm"/>
    </style:style>
    <style:style style:name="gr3" style:family="graphic" style:parent-style-name="standard">
      <style:graphic-properties draw:stroke="none" draw:fill="none" draw:fill-color="#ffffff" fo:min-height="10.975cm" style:protect="position siz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b2b2b2" draw:opacity="0%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style:paragraph-properties fo:margin-top="0.762cm" fo:margin-bottom="0cm" fo:text-align="center"/>
    </style:style>
    <style:style style:name="P5" style:family="paragraph">
      <style:paragraph-properties fo:margin-top="0.254cm" fo:margin-bottom="0cm" fo:text-align="center"/>
    </style:style>
    <style:style style:name="P6" style:family="paragraph">
      <style:paragraph-properties fo:margin-top="0.508cm" fo:margin-bottom="0cm" fo:text-align="center"/>
    </style:style>
    <style:style style:name="P7" style:family="paragraph">
      <loext:graphic-properties draw:fill="none" draw:fill-color="#ffffff"/>
      <style:paragraph-properties fo:margin-left="0cm" fo:margin-right="0cm" fo:margin-top="2.54cm" fo:margin-bottom="0cm" fo:text-align="center" fo:text-indent="0cm" style:text-autospace="none">
        <style:tab-stops/>
      </style:paragraph-properties>
      <style:text-properties fo:color="#fff200" style:font-name="Liberation Sans1" fo:font-size="48pt" fo:text-shadow="1pt 1pt" style:font-size-asian="48pt" style:font-size-complex="48pt"/>
    </style:style>
    <style:style style:name="T1" style:family="text">
      <style:text-properties fo:font-variant="normal" fo:text-transform="none" fo:color="#610506" style:text-outline="false" style:text-line-through-style="none" style:text-line-through-type="none" style:font-name="Liberation Sans1" fo:font-size="40pt" fo:language="es" fo:country="ES" fo:font-style="normal" fo:text-shadow="none" style:text-underline-style="none" fo:font-weight="bold" style:letter-kerning="true" style:font-name-asian="Arial" style:font-size-asian="40pt" style:language-asian="en" style:country-asian="US" style:font-style-asian="normal" style:font-weight-asian="bold" style:font-name-complex="Arial" style:font-size-complex="4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610506" style:font-name="Liberation Sans1" fo:font-size="40pt" fo:text-shadow="none" fo:font-weight="bold" style:font-name-asian="Arial" style:font-size-asian="40pt" style:language-asian="en" style:country-asian="US" style:font-weight-asian="bold" style:font-name-complex="Arial" style:font-size-complex="40pt" style:language-complex="ar" style:country-complex="SA" style:font-weight-complex="bold"/>
    </style:style>
    <style:style style:name="T3" style:family="text">
      <style:text-properties fo:color="#610506" style:font-name="Liberation Sans1" fo:font-size="28pt" fo:text-shadow="none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4" style:family="text">
      <style:text-properties fo:color="#610506" style:font-name="Liberation Sans1" fo:font-size="28pt" fo:text-shadow="none" style:text-underline-style="solid" style:text-underline-width="auto" style:text-underline-color="font-color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5" style:family="text">
      <style:text-properties fo:color="#610506" style:font-name="Liberation Sans1" fo:font-size="30pt" fo:text-shadow="none" fo:font-weight="bold" style:font-name-asian="Arial" style:font-size-asian="30pt" style:language-asian="en" style:country-asian="US" style:font-weight-asian="bold" style:font-name-complex="Arial" style:font-size-complex="30pt" style:language-complex="ar" style:country-complex="SA" style:font-weight-complex="bold"/>
    </style:style>
    <style:style style:name="T6" style:family="text">
      <style:text-properties fo:color="#610506" style:font-name="Liberation Sans1" fo:font-size="20pt" fo:text-shadow="none" fo:font-weight="bold" style:font-name-asian="Arial" style:font-size-asian="20pt" style:language-asian="en" style:country-asian="US" style:font-weight-asian="bold" style:font-name-complex="Arial" style:font-size-complex="20pt" style:language-complex="ar" style:country-complex="SA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8cm" svg:height="15.699cm" svg:x="0cm" svg:y="0.037cm">
          <draw:image xlink:href="Pictures/10000000000005DC00000450C2FCB9C05040222E.jpg" xlink:type="simple" xlink:show="embed" xlink:actuate="onLoad">
            <text:p/>
          </draw:image>
        </draw:frame>
        <draw:custom-shape draw:style-name="gr2" draw:text-style-name="P2" draw:layer="layout" svg:width="25.273cm" svg:height="12.226cm" svg:x="1.381cm" svg:y="1.77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7" draw:layer="layout" svg:width="25.24cm" svg:height="11.225cm" svg:x="1.38cm" svg:y="3.525cm">
          <draw:text-box>
            <text:p text:style-name="P3"><text:span text:style-name="T1">Jésus chasse les démons</text:span><text:span text:style-name="T2"> </text:span></text:p>
            <text:p text:style-name="P3"><text:span text:style-name="T3">(Marc 5.1-20)</text:span></text:p>
            <text:p text:style-name="P3"><text:span text:style-name="T4">_________________</text:span></text:p>
            <text:p text:style-name="P4"><text:span text:style-name="T5">%language%</text:span></text:p>
            <text:p text:style-name="P5"><text:span text:style-name="T6">[%lang-code%]</text:span></text:p>
            <text:p text:style-name="P6"><text:span text:style-name="T5">%country%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8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8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Paragraph_20_Font" style:display-name="Default Paragraph Font" style:family="graphic">
      <style:paragraph-properties fo:margin-left="0cm" fo:margin-right="0cm" fo:margin-top="0.374cm" fo:margin-bottom="0cm" fo:text-align="start" fo:text-indent="0cm" style:text-autospace="ideograph-alpha"/>
      <style:text-properties fo:font-size="11pt" fo:language="en" fo:country="US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8T14:10:56.846000000</meta:creation-date>
    <dc:date>2018-11-01T13:49:15.231000000</dc:date>
    <meta:editing-duration>PT22M49S</meta:editing-duration>
    <meta:editing-cycles>19</meta:editing-cycles>
    <meta:generator>LibreOffice/5.4.7.2$Windows_X86_64 LibreOffice_project/c838ef25c16710f8838b1faec480ebba495259d0</meta:generator>
    <meta:document-statistic meta:object-count="3"/>
  </office:meta>
</office:document-meta>
</file>